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 style:font-pitch="variable"/>
    <style:font-face style:name="CenturyGothic1" svg:font-family="CenturyGothic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9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5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1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0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7.1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0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64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9.11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8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4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a7a5a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80808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3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ffffff" loext:opacity="100%" style:font-name="CenturyGothic1" fo:font-size="30pt" fo:font-weight="bold" style:font-size-asian="30pt" style:font-name-complex="CenturyGothic1" style:font-size-complex="30pt" style:font-weight-complex="bold"/>
    </style:style>
    <style:style style:name="T2" style:family="text">
      <style:text-properties fo:color="#a7a5a6" loext:opacity="100%" style:font-name="CenturyGothic1" fo:font-size="30pt" fo:font-weight="bold" style:font-size-asian="30pt" style:font-name-complex="CenturyGothic1" style:font-size-complex="30pt" style:font-weight-complex="bold"/>
    </style:style>
    <style:style style:name="T3" style:family="text">
      <style:text-properties fo:color="#000000" loext:opacity="100%" style:font-name="CenturyGothic1" fo:font-size="24pt" fo:font-weight="bold" style:font-size-asian="24pt" style:font-name-complex="CenturyGothic1" style:font-size-complex="24pt" style:font-weight-complex="bold"/>
    </style:style>
    <style:style style:name="T4" style:family="text">
      <style:text-properties fo:color="#a7a5a6" loext:opacity="100%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5" style:family="text">
      <style:text-properties fo:color="#ffffff" loext:opacity="100%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6" style:family="text">
      <style:text-properties fo:color="#000000" loext:opacity="100%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7" style:family="text">
      <style:text-properties fo:color="#000000" loext:opacity="100%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ffffff" loext:opacity="100%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9" style:family="text">
      <style:text-properties fo:color="#000000" loext:opacity="100%" style:font-name="CenturyGothic1" fo:font-size="8.5pt" fo:font-style="italic" style:font-size-asian="8.5pt" style:font-name-complex="CenturyGothic1" style:font-size-complex="8.5pt" style:font-style-complex="italic"/>
    </style:style>
    <style:style style:name="T10" style:family="text">
      <style:text-properties fo:color="#000000" loext:opacity="100%" style:font-name="Courier1" fo:font-size="10.6000003814697pt" style:font-size-asian="10.6000003814697pt" style:font-name-complex="Courier1" style:font-size-complex="10.6000003814697pt"/>
    </style:style>
    <style:style style:name="T11" style:family="text">
      <style:text-properties fo:color="#000000" loext:opacity="100%" style:font-name="CenturyGothic1" fo:font-size="10.6000003814697pt" style:font-size-asian="10.6000003814697pt" style:font-name-complex="CenturyGothic1" style:font-size-complex="10.6000003814697pt"/>
    </style:style>
    <style:style style:name="T12" style:family="text">
      <style:text-properties fo:color="#000000" loext:opacity="100%" style:font-name="Symbol1" fo:font-size="10.6000003814697pt" style:font-size-asian="10.6000003814697pt" style:font-name-complex="Symbol1" style:font-size-complex="10.6000003814697pt"/>
    </style:style>
    <style:style style:name="T13" style:family="text">
      <style:text-properties fo:color="#000000" loext:opacity="100%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39">
        <draw:path draw:style-name="gr1" draw:text-style-name="P1" draw:layer="layout" svg:width="9.585cm" svg:height="4.91cm" svg:x="9.736cm" svg:y="5.361cm" svg:viewBox="0 0 9586 4911" svg:d="M9586 2456c0-1357-1102-2456-2457-2456h-4674c-1356 0-2455 1099-2455 2456 0 1358 1100 2455 2455 2455h4674c1355 2 2457-1097 2457-2455z">
          <text:p/>
        </draw:path>
        <draw:path draw:style-name="gr1" draw:text-style-name="P1" draw:layer="layout" svg:width="9.585cm" svg:height="4.91cm" svg:x="9.736cm" svg:y="11.306cm" svg:viewBox="0 0 9586 4911" svg:d="M9586 2456c0-1356-1102-2456-2457-2456h-4674c-1356 0-2455 1100-2455 2456 0 1358 1100 2455 2455 2455h4674c1355 2 2457-1097 2457-2455z">
          <text:p/>
        </draw:path>
        <draw:path draw:style-name="gr1" draw:text-style-name="P1" draw:layer="layout" svg:width="9.585cm" svg:height="4.911cm" svg:x="9.736cm" svg:y="17.036cm" svg:viewBox="0 0 9586 4912" svg:d="M9586 2457c0-1356-1102-2456-2457-2456l-4674-1c-1356 1-2455 1101-2455 2457 0 1357 1100 2455 2455 2455l4674-1c1355 2 2457-1097 2457-2454z">
          <text:p/>
        </draw:path>
        <draw:frame draw:style-name="gr2" draw:text-style-name="P3" draw:layer="layout" svg:width="6.962cm" svg:height="1.44cm" svg:x="11.135cm" svg:y="18.967cm">
          <draw:text-box>
            <text:p text:style-name="P2"><text:span text:style-name="T1">3 </text:span><text:span text:style-name="T1">T</text:span><text:span text:style-name="T1">a</text:span><text:span text:style-name="T1">nı</text:span><text:span text:style-name="T1">m</text:span></text:p>
          </draw:text-box>
        </draw:frame>
        <draw:frame draw:style-name="gr3" draw:text-style-name="P3" draw:layer="layout" svg:width="6.538cm" svg:height="1.44cm" svg:x="11.54cm" svg:y="13.041cm">
          <draw:text-box>
            <text:p text:style-name="P2"><text:span text:style-name="T1">2 </text:span><text:span text:style-name="T1">Ö</text:span><text:span text:style-name="T1">r</text:span><text:span text:style-name="T1">n</text:span><text:span text:style-name="T1">e</text:span><text:span text:style-name="T1">k</text:span><text:span text:style-name="T2"> </text:span></text:p>
          </draw:text-box>
        </draw:frame>
        <draw:frame draw:style-name="gr4" draw:text-style-name="P3" draw:layer="layout" svg:width="6.75cm" svg:height="1.44cm" svg:x="11.529cm" svg:y="7.344cm">
          <draw:text-box>
            <text:p text:style-name="P2"><text:span text:style-name="T1">1 </text:span><text:span text:style-name="T1">S</text:span><text:span text:style-name="T1">ö</text:span><text:span text:style-name="T1">zl</text:span><text:span text:style-name="T1">e</text:span><text:span text:style-name="T1">ş</text:span><text:span text:style-name="T1">m</text:span><text:span text:style-name="T1">e</text:span></text:p>
          </draw:text-box>
        </draw:frame>
        <draw:frame draw:style-name="gr5" draw:text-style-name="P4" draw:layer="layout" svg:width="3.816cm" svg:height="1.157cm" svg:x="5.495cm" svg:y="13.328cm">
          <draw:text-box>
            <text:p text:style-name="P2"><text:span text:style-name="T3">Ta</text:span><text:span text:style-name="T3">sa</text:span><text:span text:style-name="T3">rı</text:span><text:span text:style-name="T3">m</text:span></text:p>
          </draw:text-box>
        </draw:frame>
        <draw:path draw:style-name="gr6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7" draw:text-style-name="P6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7" draw:text-style-name="P6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7" draw:text-style-name="P6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7" draw:text-style-name="P6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7" draw:text-style-name="P6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7" draw:text-style-name="P6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7" draw:text-style-name="P6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7" draw:text-style-name="P6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7" draw:text-style-name="P6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7" draw:text-style-name="P6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7" draw:text-style-name="P6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7" draw:text-style-name="P6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7" draw:text-style-name="P6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7" draw:text-style-name="P6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7" draw:text-style-name="P6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7" draw:text-style-name="P6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7" draw:text-style-name="P6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7" draw:text-style-name="P6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7" draw:text-style-name="P6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7" draw:text-style-name="P6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7" draw:text-style-name="P6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7" draw:text-style-name="P6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7" draw:text-style-name="P6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7" draw:text-style-name="P6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7" draw:text-style-name="P6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7" draw:text-style-name="P6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7" draw:text-style-name="P6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7" draw:text-style-name="P6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7" draw:text-style-name="P6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7" draw:text-style-name="P6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7" draw:text-style-name="P6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7" draw:text-style-name="P6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7" draw:text-style-name="P6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7" draw:text-style-name="P6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7" draw:text-style-name="P6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7" draw:text-style-name="P6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7" draw:text-style-name="P6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7" draw:text-style-name="P6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7" draw:text-style-name="P6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7" draw:text-style-name="P6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7" draw:text-style-name="P6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7" draw:text-style-name="P6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7" draw:text-style-name="P6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7" draw:text-style-name="P6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7" draw:text-style-name="P6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7" draw:text-style-name="P6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7" draw:text-style-name="P6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7" draw:text-style-name="P6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7" draw:text-style-name="P6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7" draw:text-style-name="P6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7" draw:text-style-name="P6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7" draw:text-style-name="P6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7" draw:text-style-name="P6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7" draw:text-style-name="P6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7" draw:text-style-name="P6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7" draw:text-style-name="P6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7" draw:text-style-name="P6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7" draw:text-style-name="P6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7" draw:text-style-name="P6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7" draw:text-style-name="P6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7" draw:text-style-name="P6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7" draw:text-style-name="P6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7" draw:text-style-name="P6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7" draw:text-style-name="P6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7" draw:text-style-name="P6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7" draw:text-style-name="P6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7" draw:text-style-name="P6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7" draw:text-style-name="P6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7" draw:text-style-name="P6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7" draw:text-style-name="P6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7" draw:text-style-name="P6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7" draw:text-style-name="P6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8" draw:text-style-name="P4" draw:layer="layout" svg:width="4.087cm" svg:height="1.157cm" svg:x="5.495cm" svg:y="14.232cm">
          <draw:text-box>
            <text:p text:style-name="P2"><text:span text:style-name="T3">Re</text:span><text:span text:style-name="T3">çe</text:span><text:span text:style-name="T3">te</text:span><text:span text:style-name="T3">si</text:span></text:p>
          </draw:text-box>
        </draw:frame>
        <draw:frame draw:style-name="gr9" draw:text-style-name="P7" draw:layer="layout" svg:width="3.439cm" svg:height="3.367cm" svg:x="2.113cm" svg:y="13.039cm">
          <draw:text-box>
            <text:p text:style-name="P2"><text:span text:style-name="T4">0</text:span><text:span text:style-name="T4">4</text:span></text:p>
          </draw:text-box>
        </draw:frame>
      </draw:page>
      <draw:page draw:name="page2" draw:style-name="dp1" draw:master-page-name="master-page150">
        <draw:polygon draw:style-name="gr10" draw:text-style-name="P8" draw:layer="layout" svg:width="17.847cm" svg:height="26.028cm" svg:x="4.34cm" svg:y="5.726cm" svg:viewBox="0 0 17848 26029" draw:points="0,0 17848,0 17848,26029 0,26029">
          <text:p/>
        </draw:polygon>
        <draw:polygon draw:style-name="gr10" draw:text-style-name="P8" draw:layer="layout" svg:width="17.847cm" svg:height="15.517cm" svg:x="1.874cm" svg:y="1.247cm" svg:viewBox="0 0 17848 15518" draw:points="0,0 17848,0 17848,15518 0,15518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4.42cm" svg:viewBox="0 0 17848 893" draw:points="0,0 17848,0 17848,893 0,893">
          <text:p/>
        </draw:polygon>
        <draw:polygon draw:style-name="gr12" draw:text-style-name="P10" draw:layer="layout" svg:width="17.847cm" svg:height="0.893cm" svg:x="1.874cm" svg:y="8.534cm" svg:viewBox="0 0 17848 894" draw:points="0,0 17848,0 17848,894 0,894">
          <text:p/>
        </draw:polygon>
        <draw:polygon draw:style-name="gr12" draw:text-style-name="P10" draw:layer="layout" svg:width="17.847cm" svg:height="0.893cm" svg:x="1.874cm" svg:y="12.649cm" svg:viewBox="0 0 17848 894" draw:points="0,0 17848,0 17848,894 0,894">
          <text:p/>
        </draw:polygon>
        <draw:frame draw:style-name="gr13" draw:text-style-name="P11" draw:layer="layout" svg:width="8.143cm" svg:height="0.674cm" svg:x="7.328cm" svg:y="1.68cm">
          <draw:text-box>
            <text:p text:style-name="P2"><text:span text:style-name="T5">Pro</text:span><text:span text:style-name="T5">ble</text:span><text:span text:style-name="T5">m: </text:span><text:span text:style-name="T5">Rok</text:span><text:span text:style-name="T5">et </text:span><text:span text:style-name="T5">Yük</text:span><text:span text:style-name="T5">sekl</text:span><text:span text:style-name="T5">iği</text:span></text:p>
          </draw:text-box>
        </draw:frame>
        <draw:frame draw:style-name="gr14" draw:text-style-name="P12" draw:layer="layout" svg:width="18.167cm" svg:height="0.509cm" svg:x="2.122cm" svg:y="2.786cm">
          <draw:text-box>
            <text:p text:style-name="P2"><text:span text:style-name="T6">Talim</text:span><text:span text:style-name="T6">atlar: </text:span><text:span text:style-name="T7">Bir </text:span><text:span text:style-name="T7">roket </text:span><text:span text:style-name="T7">saatte </text:span><text:span text:style-name="T7">7 m/s </text:span><text:span text:style-name="T7">hızla </text:span><text:span text:style-name="T7">harek</text:span><text:span text:style-name="T7">et </text:span><text:span text:style-name="T7">edecek </text:span><text:span text:style-name="T7">şekild</text:span><text:span text:style-name="T7">e </text:span><text:span text:style-name="T7">haval</text:span><text:span text:style-name="T7">anıyor</text:span><text:span text:style-name="T7">. </text:span><text:span text:style-name="T7">Roketi</text:span><text:span text:style-name="T7">n </text:span><text:span text:style-name="T7">kalktı</text:span><text:span text:style-name="T7">ğı </text:span></text:p>
          </draw:text-box>
        </draw:frame>
        <draw:frame draw:style-name="gr15" draw:text-style-name="P12" draw:layer="layout" svg:width="17.194cm" svg:height="1.017cm" svg:x="2.122cm" svg:y="3.257cm">
          <draw:text-box>
            <text:p text:style-name="P2"><text:span text:style-name="T7">andan </text:span><text:span text:style-name="T7">itibare</text:span><text:span text:style-name="T7">n </text:span><text:span text:style-name="T7">geçen </text:span><text:span text:style-name="T7">süreyi </text:span><text:span text:style-name="T7">alan </text:span><text:span text:style-name="T7">ve </text:span><text:span text:style-name="T7">roketi</text:span><text:span text:style-name="T7">n </text:span><text:span text:style-name="T7">yüksek</text:span><text:span text:style-name="T7">liğini </text:span><text:span text:style-name="T7">veren, </text:span><text:span text:style-name="T7">‘roket-</text:span><text:span text:style-name="T7">yüksek</text:span><text:span text:style-name="T7">liği’ </text:span><text:span text:style-name="T7">adınd</text:span><text:span text:style-name="T7">a bir </text:span></text:p>
            <text:p text:style-name="P2"><text:span text:style-name="T7">fonksi</text:span><text:span text:style-name="T7">yon </text:span><text:span text:style-name="T7">yazını</text:span><text:span text:style-name="T7">z. </text:span></text:p>
          </draw:text-box>
        </draw:frame>
        <draw:frame draw:style-name="gr16" draw:text-style-name="P13" draw:layer="layout" svg:width="8.816cm" svg:height="0.649cm" svg:x="2.023cm" svg:y="4.603cm">
          <draw:text-box>
            <text:p text:style-name="P2"><text:span text:style-name="T8">Sözl</text:span><text:span text:style-name="T8">eşm</text:span><text:span text:style-name="T8">e ve </text:span><text:span text:style-name="T8">Ama</text:span><text:span text:style-name="T8">ç </text:span><text:span text:style-name="T8">Açıkl</text:span><text:span text:style-name="T8">ama</text:span><text:span text:style-name="T8">sı</text:span></text:p>
          </draw:text-box>
        </draw:frame>
        <draw:frame draw:style-name="gr17" draw:text-style-name="P14" draw:layer="layout" svg:width="5.408cm" svg:height="0.412cm" svg:x="1.875cm" svg:y="5.334cm">
          <draw:text-box>
            <text:p text:style-name="P2"><text:span text:style-name="T9">Her </text:span><text:span text:style-name="T9">sözleşm</text:span><text:span text:style-name="T9">e üç </text:span><text:span text:style-name="T9">bölümde</text:span><text:span text:style-name="T9">n </text:span><text:span text:style-name="T9">oluşur...</text:span></text:p>
          </draw:text-box>
        </draw:frame>
        <draw:frame draw:style-name="gr18" draw:text-style-name="P12" draw:layer="layout" svg:width="0.371cm" svg:height="0.45cm" svg:x="1.875cm" svg:y="5.95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509cm" svg:x="5.742cm" svg:y="5.934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6.022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7.264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649cm" svg:x="2.023cm" svg:y="8.718cm">
          <draw:text-box>
            <text:p text:style-name="P2"><text:span text:style-name="T8">Örn</text:span><text:span text:style-name="T8">ekle</text:span><text:span text:style-name="T8">r</text:span></text:p>
          </draw:text-box>
        </draw:frame>
        <draw:frame draw:style-name="gr22" draw:text-style-name="P14" draw:layer="layout" svg:width="9.904cm" svg:height="0.412cm" svg:x="1.875cm" svg:y="9.449cm">
          <draw:text-box>
            <text:p text:style-name="P2"><text:span text:style-name="T9">Birkaç </text:span><text:span text:style-name="T9">örnek </text:span><text:span text:style-name="T9">yazıp, </text:span><text:span text:style-name="T9">değişenl</text:span><text:span text:style-name="T9">eri </text:span><text:span text:style-name="T9">yuvarlak </text:span><text:span text:style-name="T9">içine </text:span><text:span text:style-name="T9">alarak </text:span><text:span text:style-name="T9">işaretley</text:span><text:span text:style-name="T9">iniz.</text:span></text:p>
          </draw:text-box>
        </draw:frame>
        <draw:frame draw:style-name="gr23" draw:text-style-name="P12" draw:layer="layout" svg:width="2.021cm" svg:height="0.45cm" svg:x="1.875cm" svg:y="10.065cm">
          <draw:text-box>
            <text:p text:style-name="P2"><text:span text:style-name="T10">(ÖRNE</text:span><text:span text:style-name="T10">K(</text:span></text:p>
          </draw:text-box>
        </draw:frame>
        <draw:frame draw:style-name="gr18" draw:text-style-name="P12" draw:layer="layout" svg:width="0.371cm" svg:height="0.45cm" svg:x="10.773cm" svg:y="10.065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1.379cm">
          <draw:text-box>
            <text:p text:style-name="P2"><text:span text:style-name="T10">(ÖRNE</text:span><text:span text:style-name="T10">K(</text:span></text:p>
          </draw:text-box>
        </draw:frame>
        <draw:frame draw:style-name="gr18" draw:text-style-name="P12" draw:layer="layout" svg:width="0.371cm" svg:height="0.45cm" svg:x="10.773cm" svg:y="11.379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649cm" svg:x="2.023cm" svg:y="12.832cm">
          <draw:text-box>
            <text:p text:style-name="P2"><text:span text:style-name="T8">Tanı</text:span><text:span text:style-name="T8">m</text:span></text:p>
          </draw:text-box>
        </draw:frame>
        <draw:frame draw:style-name="gr25" draw:text-style-name="P14" draw:layer="layout" svg:width="10.238cm" svg:height="0.412cm" svg:x="1.875cm" svg:y="13.563cm">
          <draw:text-box>
            <text:p text:style-name="P2"><text:span text:style-name="T9">Tanımı </text:span><text:span text:style-name="T9">ve her </text:span><text:span text:style-name="T9">değişken </text:span><text:span text:style-name="T9">için </text:span><text:span text:style-name="T9">verilen </text:span><text:span text:style-name="T9">isimleri </text:span><text:span text:style-name="T9">yazınız.</text:span></text:p>
          </draw:text-box>
        </draw:frame>
        <draw:frame draw:style-name="gr26" draw:text-style-name="P12" draw:layer="layout" svg:width="1.797cm" svg:height="0.45cm" svg:x="1.875cm" svg:y="14.18cm">
          <draw:text-box>
            <text:p text:style-name="P2"><text:span text:style-name="T10">(defi</text:span><text:span text:style-name="T10">ne(</text:span></text:p>
          </draw:text-box>
        </draw:frame>
        <draw:frame draw:style-name="gr18" draw:text-style-name="P12" draw:layer="layout" svg:width="0.371cm" svg:height="0.45cm" svg:x="10.55cm" svg:y="14.1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907cm" svg:viewBox="0 0 3496 670" draw:points="0,0 3496,0 3496,670 0,670">
          <text:p/>
        </draw:polygon>
        <draw:polygon draw:style-name="gr11" draw:text-style-name="P9" draw:layer="layout" svg:width="3.495cm" svg:height="0.025cm" svg:x="2.097cm" svg:y="6.551cm" svg:viewBox="0 0 3496 26" draw:points="0,0 3496,0 3496,26 0,26">
          <text:p/>
        </draw:polygon>
        <draw:frame draw:style-name="gr18" draw:text-style-name="P12" draw:layer="layout" svg:width="0.371cm" svg:height="0.45cm" svg:x="18.334cm" svg:y="15.4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8.726cm" svg:height="0.669cm" svg:x="6.499cm" svg:y="19.442cm" svg:viewBox="0 0 8727 670" draw:points="0,0 8727,0 8727,670 0,670">
          <text:p/>
        </draw:polygon>
        <draw:polygon draw:style-name="gr11" draw:text-style-name="P9" draw:layer="layout" svg:width="8.726cm" svg:height="0.025cm" svg:x="5.84cm" svg:y="6.551cm" svg:viewBox="0 0 8727 26" draw:points="0,0 8727,0 8727,26 0,26">
          <text:p/>
        </draw:polygon>
        <draw:frame draw:style-name="gr27" draw:text-style-name="P15" draw:layer="layout" svg:width="1.598cm" svg:height="0.302cm" svg:x="3.052cm" svg:y="6.692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4.363cm" svg:height="0.669cm" svg:x="15.086cm" svg:y="5.907cm" svg:viewBox="0 0 4364 670" draw:points="0,0 4364,0 4364,670 0,670">
          <text:p/>
        </draw:polygon>
        <draw:polygon draw:style-name="gr11" draw:text-style-name="P9" draw:layer="layout" svg:width="4.363cm" svg:height="0.025cm" svg:x="15.086cm" svg:y="6.551cm" svg:viewBox="0 0 4364 26" draw:points="0,0 4364,0 4364,26 0,26">
          <text:p/>
        </draw:polygon>
        <draw:frame draw:style-name="gr28" draw:text-style-name="P15" draw:layer="layout" svg:width="1.225cm" svg:height="0.302cm" svg:x="9.782cm" svg:y="6.692cm">
          <draw:text-box>
            <text:p text:style-name="P2"><text:span text:style-name="T13">girdiler</text:span></text:p>
          </draw:text-box>
        </draw:frame>
        <draw:polygon draw:style-name="gr10" draw:text-style-name="P8" draw:layer="layout" svg:width="17.476cm" svg:height="0.669cm" svg:x="2.097cm" svg:y="7.221cm" svg:viewBox="0 0 17477 670" draw:points="0,0 17477,0 17477,670 0,670">
          <text:p/>
        </draw:polygon>
        <draw:polygon draw:style-name="gr11" draw:text-style-name="P9" draw:layer="layout" svg:width="17.476cm" svg:height="0.025cm" svg:x="2.097cm" svg:y="7.865cm" svg:viewBox="0 0 17477 26" draw:points="0,0 17477,0 17477,26 0,26">
          <text:p/>
        </draw:polygon>
        <draw:frame draw:style-name="gr29" draw:text-style-name="P15" draw:layer="layout" svg:width="1.209cm" svg:height="0.302cm" svg:x="16.946cm" svg:y="6.692cm">
          <draw:text-box>
            <text:p text:style-name="P2"><text:span text:style-name="T13">çıktı</text:span></text:p>
          </draw:text-box>
        </draw:frame>
        <draw:polygon draw:style-name="gr10" draw:text-style-name="P8" draw:layer="layout" svg:width="3.297cm" svg:height="0.669cm" svg:x="3.882cm" svg:y="10.022cm" svg:viewBox="0 0 3298 670" draw:points="0,0 3298,0 3298,670 0,670">
          <text:p/>
        </draw:polygon>
        <draw:polygon draw:style-name="gr11" draw:text-style-name="P9" draw:layer="layout" svg:width="3.297cm" svg:height="0.025cm" svg:x="3.882cm" svg:y="10.666cm" svg:viewBox="0 0 3298 26" draw:points="0,0 3298,0 3298,26 0,26">
          <text:p/>
        </draw:polygon>
        <draw:frame draw:style-name="gr30" draw:text-style-name="P15" draw:layer="layout" svg:width="3.008cm" svg:height="0.302cm" svg:x="9.336cm" svg:y="8.006cm">
          <draw:text-box>
            <text:p text:style-name="P2"><text:span text:style-name="T13">Fonksiyon </text:span><text:span text:style-name="T13">ne yapar?</text:span></text:p>
          </draw:text-box>
        </draw:frame>
        <draw:polygon draw:style-name="gr10" draw:text-style-name="P8" draw:layer="layout" svg:width="3.297cm" svg:height="0.669cm" svg:x="7.327cm" svg:y="10.022cm" svg:viewBox="0 0 3298 670" draw:points="0,0 3298,0 3298,670 0,670">
          <text:p/>
        </draw:polygon>
        <draw:polygon draw:style-name="gr11" draw:text-style-name="P9" draw:layer="layout" svg:width="3.297cm" svg:height="0.025cm" svg:x="7.327cm" svg:y="10.666cm" svg:viewBox="0 0 3298 26" draw:points="0,0 3298,0 3298,26 0,26">
          <text:p/>
        </draw:polygon>
        <draw:frame draw:style-name="gr27" draw:text-style-name="P15" draw:layer="layout" svg:width="1.598cm" svg:height="0.302cm" svg:x="4.738cm" svg:y="10.807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7.263cm" svg:height="0.669cm" svg:x="11.492cm" svg:y="10.022cm" svg:viewBox="0 0 7264 670" draw:points="0,0 7264,0 7264,670 0,670">
          <text:p/>
        </draw:polygon>
        <draw:polygon draw:style-name="gr11" draw:text-style-name="P9" draw:layer="layout" svg:width="7.263cm" svg:height="0.025cm" svg:x="11.492cm" svg:y="10.666cm" svg:viewBox="0 0 7264 26" draw:points="0,0 7264,0 7264,26 0,26">
          <text:p/>
        </draw:polygon>
        <draw:frame draw:style-name="gr31" draw:text-style-name="P15" draw:layer="layout" svg:width="0.942cm" svg:height="0.302cm" svg:x="8.58cm" svg:y="10.807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666cm" svg:viewBox="0 0 9916 26" draw:points="0,0 9916,0 9916,26 0,26">
          <text:p/>
        </draw:polygon>
        <draw:frame draw:style-name="gr32" draw:text-style-name="P15" draw:layer="layout" svg:width="3.033cm" svg:height="0.302cm" svg:x="13.624cm" svg:y="10.807cm">
          <draw:text-box>
            <text:p text:style-name="P2"><text:span text:style-name="T13">Fonksiyonu</text:span><text:span text:style-name="T13">n ürettiği </text:span><text:span text:style-name="T13">nedir?</text:span></text:p>
          </draw:text-box>
        </draw:frame>
        <draw:polygon draw:style-name="gr10" draw:text-style-name="P8" draw:layer="layout" svg:width="3.297cm" svg:height="0.67cm" svg:x="3.882cm" svg:y="11.335cm" svg:viewBox="0 0 3298 671" draw:points="0,0 3298,0 3298,671 0,671">
          <text:p/>
        </draw:polygon>
        <draw:polygon draw:style-name="gr11" draw:text-style-name="P9" draw:layer="layout" svg:width="3.297cm" svg:height="0.025cm" svg:x="3.882cm" svg:y="11.98cm" svg:viewBox="0 0 3298 26" draw:points="0,0 3298,0 3298,26 0,26">
          <text:p/>
        </draw:polygon>
        <draw:frame draw:style-name="gr18" draw:text-style-name="P12" draw:layer="layout" svg:width="0.371cm" svg:height="0.45cm" svg:x="18.854cm" svg:y="10.065cm">
          <draw:text-box>
            <text:p text:style-name="P2"><text:span text:style-name="T10">)</text:span></text:p>
          </draw:text-box>
        </draw:frame>
        <draw:polygon draw:style-name="gr11" draw:text-style-name="P9" draw:layer="layout" svg:width="3.297cm" svg:height="0.025cm" svg:x="7.327cm" svg:y="11.98cm" svg:viewBox="0 0 3298 26" draw:points="0,0 3298,0 3298,26 0,26">
          <text:p/>
        </draw:polygon>
        <draw:frame draw:style-name="gr27" draw:text-style-name="P15" draw:layer="layout" svg:width="1.598cm" svg:height="0.302cm" svg:x="4.738cm" svg:y="12.12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7.263cm" svg:height="0.67cm" svg:x="11.492cm" svg:y="11.335cm" svg:viewBox="0 0 7264 671" draw:points="0,0 7264,0 7264,671 0,671">
          <text:p/>
        </draw:polygon>
        <draw:polygon draw:style-name="gr11" draw:text-style-name="P9" draw:layer="layout" svg:width="7.263cm" svg:height="0.025cm" svg:x="11.492cm" svg:y="11.98cm" svg:viewBox="0 0 7264 26" draw:points="0,0 7264,0 7264,26 0,26">
          <text:p/>
        </draw:polygon>
        <draw:frame draw:style-name="gr31" draw:text-style-name="P15" draw:layer="layout" svg:width="0.942cm" svg:height="0.302cm" svg:x="8.58cm" svg:y="12.12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98cm" svg:viewBox="0 0 9916 26" draw:points="0,0 9916,0 9916,26 0,26">
          <text:p/>
        </draw:polygon>
        <draw:frame draw:style-name="gr32" draw:text-style-name="P15" draw:layer="layout" svg:width="3.033cm" svg:height="0.302cm" svg:x="13.624cm" svg:y="12.12cm">
          <draw:text-box>
            <text:p text:style-name="P2"><text:span text:style-name="T13">Fonksiyonu</text:span><text:span text:style-name="T13">n ürettiği </text:span><text:span text:style-name="T13">nedir?</text:span></text:p>
          </draw:text-box>
        </draw:frame>
        <draw:polygon draw:style-name="gr10" draw:text-style-name="P8" draw:layer="layout" svg:width="3.297cm" svg:height="0.67cm" svg:x="3.659cm" svg:y="14.136cm" svg:viewBox="0 0 3298 671" draw:points="0,0 3298,0 3298,671 0,671">
          <text:p/>
        </draw:polygon>
        <draw:polygon draw:style-name="gr11" draw:text-style-name="P9" draw:layer="layout" svg:width="3.297cm" svg:height="0.025cm" svg:x="3.659cm" svg:y="14.781cm" svg:viewBox="0 0 3298 26" draw:points="0,0 3298,0 3298,26 0,26">
          <text:p/>
        </draw:polygon>
        <draw:frame draw:style-name="gr18" draw:text-style-name="P12" draw:layer="layout" svg:width="0.371cm" svg:height="0.45cm" svg:x="18.854cm" svg:y="11.37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104cm" svg:y="14.136cm" svg:viewBox="0 0 3298 671" draw:points="0,0 3298,0 3298,671 0,671">
          <text:p/>
        </draw:polygon>
        <draw:polygon draw:style-name="gr11" draw:text-style-name="P9" draw:layer="layout" svg:width="3.297cm" svg:height="0.025cm" svg:x="7.104cm" svg:y="14.781cm" svg:viewBox="0 0 3298 26" draw:points="0,0 3298,0 3298,26 0,26">
          <text:p/>
        </draw:polygon>
        <draw:frame draw:style-name="gr27" draw:text-style-name="P15" draw:layer="layout" svg:width="1.598cm" svg:height="0.302cm" svg:x="4.515cm" svg:y="14.921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14.526cm" svg:height="0.67cm" svg:x="3.659cm" svg:y="15.45cm" svg:viewBox="0 0 14527 671" draw:points="0,0 14527,0 14527,671 0,671">
          <text:p/>
        </draw:polygon>
        <draw:polygon draw:style-name="gr11" draw:text-style-name="P9" draw:layer="layout" svg:width="14.526cm" svg:height="0.025cm" svg:x="3.659cm" svg:y="16.095cm" svg:viewBox="0 0 14527 26" draw:points="0,0 14527,0 14527,26 0,26">
          <text:p/>
        </draw:polygon>
        <draw:frame draw:style-name="gr33" draw:text-style-name="P15" draw:layer="layout" svg:width="2.834cm" svg:height="0.302cm" svg:x="7.27cm" svg:y="15.021cm">
          <draw:text-box>
            <text:p text:style-name="P2"><text:span text:style-name="T13">Değişkenler </text:span><text:span text:style-name="T13">ya da </text:span><text:span text:style-name="T13">girdiler</text:span></text:p>
          </draw:text-box>
        </draw:frame>
        <draw:frame draw:style-name="gr34" draw:text-style-name="P15" draw:layer="layout" svg:width="4.832cm" svg:height="0.302cm" svg:x="8.58cm" svg:y="16.235cm">
          <draw:text-box>
            <text:p text:style-name="P2"><text:span text:style-name="T13">Fonksiyon </text:span><text:span text:style-name="T13">verilen </text:span><text:span text:style-name="T13">değişkenler</text:span><text:span text:style-name="T13">le ne </text:span><text:span text:style-name="T13">yapar? </text:span></text:p>
          </draw:text-box>
        </draw:frame>
      </draw:page>
      <draw:page draw:name="page3" draw:style-name="dp1" draw:master-page-name="master-page150">
        <draw:polygon draw:style-name="gr10" draw:text-style-name="P8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8" draw:layer="layout" svg:width="17.847cm" svg:height="15.046cm" svg:x="2.24cm" svg:y="1.347cm" svg:viewBox="0 0 17848 15047" draw:points="0,0 17848,0 17848,15047 0,15047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0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0" draw:layer="layout" svg:width="17.847cm" svg:height="0.893cm" svg:x="1.874cm" svg:y="12.178cm" svg:viewBox="0 0 17848 894" draw:points="0,0 17848,0 17848,894 0,894">
          <text:p/>
        </draw:polygon>
        <draw:frame draw:style-name="gr35" draw:text-style-name="P11" draw:layer="layout" svg:width="7.127cm" svg:height="0.674cm" svg:x="7.725cm" svg:y="1.68cm">
          <draw:text-box>
            <text:p text:style-name="P2"><text:span text:style-name="T5">Problem: Bahçe Alanı</text:span></text:p>
          </draw:text-box>
        </draw:frame>
        <draw:frame draw:style-name="gr36" draw:text-style-name="P12" draw:layer="layout" svg:width="17.998cm" svg:height="0.509cm" svg:x="2.122cm" svg:y="2.786cm">
          <draw:text-box>
            <text:p text:style-name="P2"><text:span text:style-name="T6">Talimatlar: </text:span><text:span text:style-name="T7">Tasarım Reçetesi’ni kullanarak ‘bahçe-alanı’ adında bir fonksiyon yazınız. Fonsiyon </text:span></text:p>
          </draw:text-box>
        </draw:frame>
        <draw:frame draw:style-name="gr37" draw:text-style-name="P12" draw:layer="layout" svg:width="16.647cm" svg:height="0.509cm" svg:x="2.122cm" svg:y="3.257cm">
          <draw:text-box>
            <text:p text:style-name="P2"><text:span text:style-name="T7">Çim alanın yüksekliğini ve genişliğini alsın, alanını versin. (Unutma: alan = uzunluk * genişlik!)</text:span></text:p>
          </draw:text-box>
        </draw:frame>
        <draw:frame draw:style-name="gr16" draw:text-style-name="P13" draw:layer="layout" svg:width="8.816cm" svg:height="0.649cm" svg:x="2.023cm" svg:y="4.132cm">
          <draw:text-box>
            <text:p text:style-name="P2"><text:span text:style-name="T8">Kontrat ve Amaç Açıklaması</text:span></text:p>
          </draw:text-box>
        </draw:frame>
        <draw:frame draw:style-name="gr38" draw:text-style-name="P14" draw:layer="layout" svg:width="5.099cm" svg:height="0.412cm" svg:x="1.875cm" svg:y="4.863cm">
          <draw:text-box>
            <text:p text:style-name="P2"><text:span text:style-name="T9">Her kontrat üç bölümden oluşur...</text:span></text:p>
          </draw:text-box>
        </draw:frame>
        <draw:frame draw:style-name="gr18" draw:text-style-name="P12" draw:layer="layout" svg:width="0.371cm" svg:height="0.45cm" svg:x="1.875cm" svg:y="5.479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509cm" svg:x="5.742cm" svg:y="5.463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5.551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6.793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649cm" svg:x="2.023cm" svg:y="8.247cm">
          <draw:text-box>
            <text:p text:style-name="P2"><text:span text:style-name="T8">Örnekler</text:span></text:p>
          </draw:text-box>
        </draw:frame>
        <draw:frame draw:style-name="gr39" draw:text-style-name="P14" draw:layer="layout" svg:width="10.001cm" svg:height="0.412cm" svg:x="1.875cm" svg:y="8.978cm">
          <draw:text-box>
            <text:p text:style-name="P2"><text:span text:style-name="T9">Birkaç örnek yazıp, değişenleri yuvarlak içine alarak işaretleyiniz. </text:span></text:p>
          </draw:text-box>
        </draw:frame>
        <draw:frame draw:style-name="gr23" draw:text-style-name="P12" draw:layer="layout" svg:width="2.021cm" svg:height="0.45cm" svg:x="1.875cm" svg:y="9.594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9.594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0.908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908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649cm" svg:x="2.023cm" svg:y="12.361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412cm" svg:x="1.875cm" svg:y="13.09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3.709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3.70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436cm" svg:viewBox="0 0 3496 670" draw:points="0,0 3496,0 3496,670 0,670">
          <text:p/>
        </draw:polygon>
        <draw:polygon draw:style-name="gr11" draw:text-style-name="P9" draw:layer="layout" svg:width="3.495cm" svg:height="0.025cm" svg:x="2.097cm" svg:y="6.08cm" svg:viewBox="0 0 3496 26" draw:points="0,0 3496,0 3496,26 0,26">
          <text:p/>
        </draw:polygon>
        <draw:frame draw:style-name="gr18" draw:text-style-name="P12" draw:layer="layout" svg:width="0.371cm" svg:height="0.45cm" svg:x="18.334cm" svg:y="15.023cm">
          <draw:text-box>
            <text:p text:style-name="P2"><text:span text:style-name="T10">)</text:span></text:p>
          </draw:text-box>
        </draw:frame>
        <draw:polygon draw:style-name="gr11" draw:text-style-name="P9" draw:layer="layout" svg:width="8.726cm" svg:height="0.025cm" svg:x="5.84cm" svg:y="6.08cm" svg:viewBox="0 0 8727 26" draw:points="0,0 8727,0 8727,26 0,26">
          <text:p/>
        </draw:polygon>
        <draw:frame draw:style-name="gr27" draw:text-style-name="P15" draw:layer="layout" svg:width="1.598cm" svg:height="0.302cm" svg:x="3.052cm" svg:y="6.2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436cm" svg:viewBox="0 0 4364 670" draw:points="0,0 4364,0 4364,670 0,670">
          <text:p/>
        </draw:polygon>
        <draw:polygon draw:style-name="gr11" draw:text-style-name="P9" draw:layer="layout" svg:width="4.363cm" svg:height="0.025cm" svg:x="15.086cm" svg:y="6.08cm" svg:viewBox="0 0 4364 26" draw:points="0,0 4364,0 4364,26 0,26">
          <text:p/>
        </draw:polygon>
        <draw:frame draw:style-name="gr28" draw:text-style-name="P15" draw:layer="layout" svg:width="1.225cm" svg:height="0.302cm" svg:x="9.682cm" svg:y="6.221cm">
          <draw:text-box>
            <text:p text:style-name="P2"><text:span text:style-name="T13">girdi(ler)</text:span></text:p>
          </draw:text-box>
        </draw:frame>
        <draw:polygon draw:style-name="gr10" draw:text-style-name="P8" draw:layer="layout" svg:width="17.476cm" svg:height="0.669cm" svg:x="2.097cm" svg:y="6.75cm" svg:viewBox="0 0 17477 670" draw:points="0,0 17477,0 17477,670 0,670">
          <text:p/>
        </draw:polygon>
        <draw:polygon draw:style-name="gr11" draw:text-style-name="P9" draw:layer="layout" svg:width="17.476cm" svg:height="0.025cm" svg:x="2.097cm" svg:y="7.394cm" svg:viewBox="0 0 17477 26" draw:points="0,0 17477,0 17477,26 0,26">
          <text:p/>
        </draw:polygon>
        <draw:frame draw:style-name="gr29" draw:text-style-name="P15" draw:layer="layout" svg:width="1.209cm" svg:height="0.302cm" svg:x="16.946cm" svg:y="6.221cm">
          <draw:text-box>
            <text:p text:style-name="P2"><text:span text:style-name="T13">çıktı</text:span></text:p>
          </draw:text-box>
        </draw:frame>
        <draw:polygon draw:style-name="gr11" draw:text-style-name="P9" draw:layer="layout" svg:width="3.297cm" svg:height="0.025cm" svg:x="3.882cm" svg:y="10.195cm" svg:viewBox="0 0 3298 26" draw:points="0,0 3298,0 3298,26 0,26">
          <text:p/>
        </draw:polygon>
        <draw:frame draw:style-name="gr30" draw:text-style-name="P15" draw:layer="layout" svg:width="3.008cm" svg:height="0.302cm" svg:x="9.336cm" svg:y="7.535cm">
          <draw:text-box>
            <text:p text:style-name="P2"><text:span text:style-name="T13">Fonksiyon ne </text:span><text:span text:style-name="T13">yapar?</text:span></text:p>
          </draw:text-box>
        </draw:frame>
        <draw:polygon draw:style-name="gr10" draw:text-style-name="P8" draw:layer="layout" svg:width="3.297cm" svg:height="0.669cm" svg:x="7.327cm" svg:y="9.551cm" svg:viewBox="0 0 3298 670" draw:points="0,0 3298,0 3298,670 0,670">
          <text:p/>
        </draw:polygon>
        <draw:polygon draw:style-name="gr11" draw:text-style-name="P9" draw:layer="layout" svg:width="3.297cm" svg:height="0.025cm" svg:x="7.327cm" svg:y="10.195cm" svg:viewBox="0 0 3298 26" draw:points="0,0 3298,0 3298,26 0,26">
          <text:p/>
        </draw:polygon>
        <draw:frame draw:style-name="gr27" draw:text-style-name="P15" draw:layer="layout" svg:width="1.598cm" svg:height="0.302cm" svg:x="4.738cm" svg:y="10.336cm">
          <draw:text-box>
            <text:p text:style-name="P2"><text:span text:style-name="T13">fonksiy</text:span><text:span text:style-name="T13">on adı</text:span></text:p>
          </draw:text-box>
        </draw:frame>
        <draw:polygon draw:style-name="gr10" draw:text-style-name="P8" draw:layer="layout" svg:width="7.263cm" svg:height="0.669cm" svg:x="11.492cm" svg:y="9.551cm" svg:viewBox="0 0 7264 670" draw:points="0,0 7264,0 7264,670 0,670">
          <text:p/>
        </draw:polygon>
        <draw:polygon draw:style-name="gr11" draw:text-style-name="P9" draw:layer="layout" svg:width="7.263cm" svg:height="0.025cm" svg:x="11.492cm" svg:y="10.195cm" svg:viewBox="0 0 7264 26" draw:points="0,0 7264,0 7264,26 0,26">
          <text:p/>
        </draw:polygon>
        <draw:frame draw:style-name="gr31" draw:text-style-name="P15" draw:layer="layout" svg:width="0.942cm" svg:height="0.302cm" svg:x="8.58cm" svg:y="10.336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195cm" svg:viewBox="0 0 9916 26" draw:points="0,0 9916,0 9916,26 0,26">
          <text:p/>
        </draw:polygon>
        <draw:frame draw:style-name="gr32" draw:text-style-name="P15" draw:layer="layout" svg:width="3.033cm" svg:height="0.302cm" svg:x="13.624cm" svg:y="10.336cm">
          <draw:text-box>
            <text:p text:style-name="P2"><text:span text:style-name="T13">Fonksiyonun </text:span><text:span text:style-name="T13">ürettiği </text:span><text:span text:style-name="T13">nedir?</text:span></text:p>
          </draw:text-box>
        </draw:frame>
        <draw:polygon draw:style-name="gr10" draw:text-style-name="P8" draw:layer="layout" svg:width="3.297cm" svg:height="0.67cm" svg:x="3.882cm" svg:y="10.864cm" svg:viewBox="0 0 3298 671" draw:points="0,0 3298,0 3298,671 0,671">
          <text:p/>
        </draw:polygon>
        <draw:polygon draw:style-name="gr11" draw:text-style-name="P9" draw:layer="layout" svg:width="3.297cm" svg:height="0.025cm" svg:x="3.882cm" svg:y="11.509cm" svg:viewBox="0 0 3298 26" draw:points="0,0 3298,0 3298,26 0,26">
          <text:p/>
        </draw:polygon>
        <draw:frame draw:style-name="gr18" draw:text-style-name="P12" draw:layer="layout" svg:width="0.371cm" svg:height="0.45cm" svg:x="18.854cm" svg:y="9.5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327cm" svg:y="10.864cm" svg:viewBox="0 0 3298 671" draw:points="0,0 3298,0 3298,671 0,671">
          <text:p/>
        </draw:polygon>
        <draw:polygon draw:style-name="gr11" draw:text-style-name="P9" draw:layer="layout" svg:width="3.297cm" svg:height="0.025cm" svg:x="7.327cm" svg:y="11.509cm" svg:viewBox="0 0 3298 26" draw:points="0,0 3298,0 3298,26 0,26">
          <text:p/>
        </draw:polygon>
        <draw:frame draw:style-name="gr27" draw:text-style-name="P15" draw:layer="layout" svg:width="1.598cm" svg:height="0.302cm" svg:x="4.738cm" svg:y="11.649cm">
          <draw:text-box>
            <text:p text:style-name="P2"><text:span text:style-name="T13">fo</text:span><text:span text:style-name="T13">n</text:span><text:span text:style-name="T13">ks</text:span><text:span text:style-name="T13">iy</text:span><text:span text:style-name="T13">o</text:span><text:span text:style-name="T13">n </text:span><text:span text:style-name="T13">a</text:span><text:span text:style-name="T13">dı</text:span></text:p>
          </draw:text-box>
        </draw:frame>
        <draw:polygon draw:style-name="gr10" draw:text-style-name="P8" draw:layer="layout" svg:width="7.263cm" svg:height="0.67cm" svg:x="11.492cm" svg:y="10.864cm" svg:viewBox="0 0 7264 671" draw:points="0,0 7264,0 7264,671 0,671">
          <text:p/>
        </draw:polygon>
        <draw:polygon draw:style-name="gr11" draw:text-style-name="P9" draw:layer="layout" svg:width="7.263cm" svg:height="0.025cm" svg:x="11.492cm" svg:y="11.509cm" svg:viewBox="0 0 7264 26" draw:points="0,0 7264,0 7264,26 0,26">
          <text:p/>
        </draw:polygon>
        <draw:frame draw:style-name="gr31" draw:text-style-name="P15" draw:layer="layout" svg:width="0.942cm" svg:height="0.302cm" svg:x="8.58cm" svg:y="11.649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509cm" svg:viewBox="0 0 9916 26" draw:points="0,0 9916,0 9916,26 0,26">
          <text:p/>
        </draw:polygon>
        <draw:frame draw:style-name="gr32" draw:text-style-name="P15" draw:layer="layout" svg:width="3.033cm" svg:height="0.302cm" svg:x="13.624cm" svg:y="11.649cm">
          <draw:text-box>
            <text:p text:style-name="P2"><text:span text:style-name="T13">Fonksiyonun </text:span><text:span text:style-name="T13">ürettiği nedir?</text:span></text:p>
          </draw:text-box>
        </draw:frame>
        <draw:polygon draw:style-name="gr10" draw:text-style-name="P8" draw:layer="layout" svg:width="3.297cm" svg:height="0.669cm" svg:x="3.659cm" svg:y="13.666cm" svg:viewBox="0 0 3298 670" draw:points="0,0 3298,0 3298,670 0,670">
          <text:p/>
        </draw:polygon>
        <draw:polygon draw:style-name="gr11" draw:text-style-name="P9" draw:layer="layout" svg:width="3.297cm" svg:height="0.025cm" svg:x="3.659cm" svg:y="14.31cm" svg:viewBox="0 0 3298 26" draw:points="0,0 3298,0 3298,26 0,26">
          <text:p/>
        </draw:polygon>
        <draw:frame draw:style-name="gr18" draw:text-style-name="P12" draw:layer="layout" svg:width="0.371cm" svg:height="0.45cm" svg:x="18.854cm" svg:y="10.90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69cm" svg:x="7.104cm" svg:y="13.666cm" svg:viewBox="0 0 3298 670" draw:points="0,0 3298,0 3298,670 0,670">
          <text:p/>
        </draw:polygon>
        <draw:polygon draw:style-name="gr11" draw:text-style-name="P9" draw:layer="layout" svg:width="3.297cm" svg:height="0.025cm" svg:x="7.104cm" svg:y="14.31cm" svg:viewBox="0 0 3298 26" draw:points="0,0 3298,0 3298,26 0,26">
          <text:p/>
        </draw:polygon>
        <draw:frame draw:style-name="gr27" draw:text-style-name="P15" draw:layer="layout" svg:width="1.598cm" svg:height="0.302cm" svg:x="4.515cm" svg:y="14.451cm">
          <draw:text-box>
            <text:p text:style-name="P2"><text:span text:style-name="T13">fon</text:span><text:span text:style-name="T13">ksiy</text:span><text:span text:style-name="T13">on </text:span><text:span text:style-name="T13">adı</text:span></text:p>
          </draw:text-box>
        </draw:frame>
        <draw:polygon draw:style-name="gr10" draw:text-style-name="P8" draw:layer="layout" svg:width="14.526cm" svg:height="0.67cm" svg:x="3.659cm" svg:y="14.979cm" svg:viewBox="0 0 14527 671" draw:points="0,0 14527,0 14527,671 0,671">
          <text:p/>
        </draw:polygon>
        <draw:polygon draw:style-name="gr11" draw:text-style-name="P9" draw:layer="layout" svg:width="14.526cm" svg:height="0.025cm" svg:x="3.659cm" svg:y="15.624cm" svg:viewBox="0 0 14527 26" draw:points="0,0 14527,0 14527,26 0,26">
          <text:p/>
        </draw:polygon>
        <draw:frame draw:style-name="gr40" draw:text-style-name="P15" draw:layer="layout" svg:width="1.276cm" svg:height="0.302cm" svg:x="8.27cm" svg:y="14.451cm">
          <draw:text-box>
            <text:p text:style-name="P2"><text:span text:style-name="T13">değişkenler</text:span></text:p>
          </draw:text-box>
        </draw:frame>
        <draw:frame draw:style-name="gr34" draw:text-style-name="P15" draw:layer="layout" svg:width="4.832cm" svg:height="0.302cm" svg:x="8.58cm" svg:y="15.764cm">
          <draw:text-box>
            <text:p text:style-name="P2"><text:span text:style-name="T13">Fonksiyon verilen değişkenlerle ne yapar?</text:span></text:p>
          </draw:text-box>
        </draw:frame>
      </draw:page>
      <draw:page draw:name="page4" draw:style-name="dp1" draw:master-page-name="master-page150">
        <draw:polygon draw:style-name="gr10" draw:text-style-name="P8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8" draw:layer="layout" svg:width="17.847cm" svg:height="15.517cm" svg:x="1.874cm" svg:y="1.247cm" svg:viewBox="0 0 17848 15518" draw:points="0,0 17848,0 17848,15518 0,15518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4.42cm" svg:viewBox="0 0 17848 893" draw:points="0,0 17848,0 17848,893 0,893">
          <text:p/>
        </draw:polygon>
        <draw:polygon draw:style-name="gr12" draw:text-style-name="P10" draw:layer="layout" svg:width="17.847cm" svg:height="0.893cm" svg:x="1.874cm" svg:y="8.534cm" svg:viewBox="0 0 17848 894" draw:points="0,0 17848,0 17848,894 0,894">
          <text:p/>
        </draw:polygon>
        <draw:polygon draw:style-name="gr12" draw:text-style-name="P10" draw:layer="layout" svg:width="17.847cm" svg:height="0.893cm" svg:x="1.874cm" svg:y="12.649cm" svg:viewBox="0 0 17848 894" draw:points="0,0 17848,0 17848,894 0,894">
          <text:p/>
        </draw:polygon>
        <draw:frame draw:style-name="gr41" draw:text-style-name="P11" draw:layer="layout" svg:width="7.419cm" svg:height="0.674cm" svg:x="7.638cm" svg:y="1.68cm">
          <draw:text-box>
            <text:p text:style-name="P2"><text:span text:style-name="T5">Pro</text:span><text:span text:style-name="T5">ble</text:span><text:span text:style-name="T5">m: </text:span><text:span text:style-name="T5">Kır</text:span><text:span text:style-name="T5">mızı </text:span><text:span text:style-name="T5">Kar</text:span><text:span text:style-name="T5">e</text:span></text:p>
          </draw:text-box>
        </draw:frame>
        <draw:frame draw:style-name="gr42" draw:text-style-name="P12" draw:layer="layout" svg:width="18.264cm" svg:height="0.509cm" svg:x="2.122cm" svg:y="2.786cm">
          <draw:text-box>
            <text:p text:style-name="P2"><text:span text:style-name="T6">Talim</text:span><text:span text:style-name="T6">atlar: </text:span><text:span text:style-name="T7">Tasarı</text:span><text:span text:style-name="T7">m </text:span><text:span text:style-name="T7">Reçete</text:span><text:span text:style-name="T7">si’ni </text:span><text:span text:style-name="T7">kullan</text:span><text:span text:style-name="T7">arak </text:span><text:span text:style-name="T7">‘kırmız</text:span><text:span text:style-name="T7">ı-kare’ </text:span><text:span text:style-name="T7">adınd</text:span><text:span text:style-name="T7">a bir </text:span><text:span text:style-name="T7">fonksi</text:span><text:span text:style-name="T7">yon </text:span><text:span text:style-name="T7">yazını</text:span><text:span text:style-name="T7">z.</text:span></text:p>
          </draw:text-box>
        </draw:frame>
        <draw:frame draw:style-name="gr43" draw:text-style-name="P12" draw:layer="layout" svg:width="19.111cm" svg:height="0.509cm" svg:x="2.122cm" svg:y="3.257cm">
          <draw:text-box>
            <text:p text:style-name="P2"><text:span text:style-name="T7">Bu </text:span><text:span text:style-name="T7">fonksi</text:span><text:span text:style-name="T7">yon </text:span><text:span text:style-name="T7">girdi </text:span><text:span text:style-name="T7">olarak </text:span><text:span text:style-name="T7">bir </text:span><text:span text:style-name="T7">sayı </text:span><text:span text:style-name="T7">(karen</text:span><text:span text:style-name="T7">in </text:span><text:span text:style-name="T7">kenar </text:span><text:span text:style-name="T7">uzunlu</text:span><text:span text:style-name="T7">ğu) </text:span><text:span text:style-name="T7">alsın </text:span><text:span text:style-name="T7">ve </text:span><text:span text:style-name="T7">çıktı </text:span><text:span text:style-name="T7">olarak </text:span><text:span text:style-name="T7">içi </text:span><text:span text:style-name="T7">dolu </text:span><text:span text:style-name="T7">kırmız</text:span><text:span text:style-name="T7">ı bir </text:span><text:span text:style-name="T7">kare </text:span></text:p>
          </draw:text-box>
        </draw:frame>
        <draw:frame draw:style-name="gr44" draw:text-style-name="P12" draw:layer="layout" svg:width="6.377cm" svg:height="0.509cm" svg:x="2.122cm" svg:y="3.728cm">
          <draw:text-box>
            <text:p text:style-name="P2"><text:span text:style-name="T7">versin.</text:span></text:p>
          </draw:text-box>
        </draw:frame>
        <draw:frame draw:style-name="gr16" draw:text-style-name="P13" draw:layer="layout" svg:width="8.816cm" svg:height="0.649cm" svg:x="2.023cm" svg:y="4.603cm">
          <draw:text-box>
            <text:p text:style-name="P2"><text:span text:style-name="T8">Kon</text:span><text:span text:style-name="T8">trat </text:span><text:span text:style-name="T8">ve </text:span><text:span text:style-name="T8">Ama</text:span><text:span text:style-name="T8">ç </text:span><text:span text:style-name="T8">Açıkl</text:span><text:span text:style-name="T8">ama</text:span><text:span text:style-name="T8">sı</text:span></text:p>
          </draw:text-box>
        </draw:frame>
        <draw:frame draw:style-name="gr38" draw:text-style-name="P14" draw:layer="layout" svg:width="5.099cm" svg:height="0.412cm" svg:x="1.875cm" svg:y="5.334cm">
          <draw:text-box>
            <text:p text:style-name="P2"><text:span text:style-name="T9">Her </text:span><text:span text:style-name="T9">kontrat </text:span><text:span text:style-name="T9">üç </text:span><text:span text:style-name="T9">bölümde</text:span><text:span text:style-name="T9">n </text:span><text:span text:style-name="T9">oluşur...</text:span></text:p>
          </draw:text-box>
        </draw:frame>
        <draw:frame draw:style-name="gr18" draw:text-style-name="P12" draw:layer="layout" svg:width="0.371cm" svg:height="0.45cm" svg:x="1.875cm" svg:y="5.95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509cm" svg:x="5.742cm" svg:y="5.934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6.022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7.264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649cm" svg:x="2.023cm" svg:y="8.718cm">
          <draw:text-box>
            <text:p text:style-name="P2"><text:span text:style-name="T8">Örn</text:span><text:span text:style-name="T8">ekle</text:span><text:span text:style-name="T8">r</text:span></text:p>
          </draw:text-box>
        </draw:frame>
        <draw:frame draw:style-name="gr39" draw:text-style-name="P14" draw:layer="layout" svg:width="10.001cm" svg:height="0.412cm" svg:x="1.875cm" svg:y="9.449cm">
          <draw:text-box>
            <text:p text:style-name="P2"><text:span text:style-name="T9">Birkaç </text:span><text:span text:style-name="T9">örnek </text:span><text:span text:style-name="T9">yazıp, </text:span><text:span text:style-name="T9">değişenl</text:span><text:span text:style-name="T9">eri </text:span><text:span text:style-name="T9">yuvarlak </text:span><text:span text:style-name="T9">içine </text:span><text:span text:style-name="T9">alarak </text:span><text:span text:style-name="T9">işaretley</text:span><text:span text:style-name="T9">iniz. </text:span></text:p>
          </draw:text-box>
        </draw:frame>
        <draw:frame draw:style-name="gr23" draw:text-style-name="P12" draw:layer="layout" svg:width="2.021cm" svg:height="0.45cm" svg:x="1.875cm" svg:y="10.065cm">
          <draw:text-box>
            <text:p text:style-name="P2"><text:span text:style-name="T10">(ÖRNE</text:span><text:span text:style-name="T10">K(</text:span></text:p>
          </draw:text-box>
        </draw:frame>
        <draw:frame draw:style-name="gr18" draw:text-style-name="P12" draw:layer="layout" svg:width="0.371cm" svg:height="0.45cm" svg:x="10.773cm" svg:y="10.065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1.379cm">
          <draw:text-box>
            <text:p text:style-name="P2"><text:span text:style-name="T10">(ÖRNE</text:span><text:span text:style-name="T10">K(</text:span></text:p>
          </draw:text-box>
        </draw:frame>
        <draw:frame draw:style-name="gr18" draw:text-style-name="P12" draw:layer="layout" svg:width="0.371cm" svg:height="0.45cm" svg:x="10.773cm" svg:y="11.379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649cm" svg:x="2.023cm" svg:y="12.832cm">
          <draw:text-box>
            <text:p text:style-name="P2"><text:span text:style-name="T8">Tanı</text:span><text:span text:style-name="T8">m</text:span></text:p>
          </draw:text-box>
        </draw:frame>
        <draw:frame draw:style-name="gr25" draw:text-style-name="P14" draw:layer="layout" svg:width="10.238cm" svg:height="0.412cm" svg:x="1.875cm" svg:y="13.563cm">
          <draw:text-box>
            <text:p text:style-name="P2"><text:span text:style-name="T9">Tanımı </text:span><text:span text:style-name="T9">ve her </text:span><text:span text:style-name="T9">değişken </text:span><text:span text:style-name="T9">için </text:span><text:span text:style-name="T9">verilen </text:span><text:span text:style-name="T9">isimleri </text:span><text:span text:style-name="T9">yazınız.</text:span></text:p>
          </draw:text-box>
        </draw:frame>
        <draw:frame draw:style-name="gr26" draw:text-style-name="P12" draw:layer="layout" svg:width="1.797cm" svg:height="0.45cm" svg:x="1.875cm" svg:y="14.18cm">
          <draw:text-box>
            <text:p text:style-name="P2"><text:span text:style-name="T10">(defi</text:span><text:span text:style-name="T10">ne(</text:span></text:p>
          </draw:text-box>
        </draw:frame>
        <draw:frame draw:style-name="gr18" draw:text-style-name="P12" draw:layer="layout" svg:width="0.371cm" svg:height="0.45cm" svg:x="10.55cm" svg:y="14.1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907cm" svg:viewBox="0 0 3496 670" draw:points="0,0 3496,0 3496,670 0,670">
          <text:p/>
        </draw:polygon>
        <draw:polygon draw:style-name="gr11" draw:text-style-name="P9" draw:layer="layout" svg:width="3.495cm" svg:height="0.025cm" svg:x="2.097cm" svg:y="6.551cm" svg:viewBox="0 0 3496 26" draw:points="0,0 3496,0 3496,26 0,26">
          <text:p/>
        </draw:polygon>
        <draw:frame draw:style-name="gr18" draw:text-style-name="P12" draw:layer="layout" svg:width="0.371cm" svg:height="0.45cm" svg:x="18.334cm" svg:y="15.4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8.726cm" svg:height="0.669cm" svg:x="5.84cm" svg:y="5.907cm" svg:viewBox="0 0 8727 670" draw:points="0,0 8727,0 8727,670 0,670">
          <text:p/>
        </draw:polygon>
        <draw:polygon draw:style-name="gr11" draw:text-style-name="P9" draw:layer="layout" svg:width="8.726cm" svg:height="0.025cm" svg:x="5.84cm" svg:y="6.551cm" svg:viewBox="0 0 8727 26" draw:points="0,0 8727,0 8727,26 0,26">
          <text:p/>
        </draw:polygon>
        <draw:frame draw:style-name="gr27" draw:text-style-name="P15" draw:layer="layout" svg:width="1.598cm" svg:height="0.302cm" svg:x="3.052cm" svg:y="6.692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4.363cm" svg:height="0.669cm" svg:x="15.086cm" svg:y="5.907cm" svg:viewBox="0 0 4364 670" draw:points="0,0 4364,0 4364,670 0,670">
          <text:p/>
        </draw:polygon>
        <draw:polygon draw:style-name="gr11" draw:text-style-name="P9" draw:layer="layout" svg:width="4.363cm" svg:height="0.025cm" svg:x="15.086cm" svg:y="6.551cm" svg:viewBox="0 0 4364 26" draw:points="0,0 4364,0 4364,26 0,26">
          <text:p/>
        </draw:polygon>
        <draw:frame draw:style-name="gr45" draw:text-style-name="P15" draw:layer="layout" svg:width="1.382cm" svg:height="0.302cm" svg:x="9.782cm" svg:y="6.692cm">
          <draw:text-box>
            <text:p text:style-name="P2"><text:span text:style-name="T13">Girdi </text:span><text:span text:style-name="T13">kümesi</text:span></text:p>
          </draw:text-box>
        </draw:frame>
        <draw:polygon draw:style-name="gr10" draw:text-style-name="P8" draw:layer="layout" svg:width="17.476cm" svg:height="0.669cm" svg:x="2.097cm" svg:y="7.221cm" svg:viewBox="0 0 17477 670" draw:points="0,0 17477,0 17477,670 0,670">
          <text:p/>
        </draw:polygon>
        <draw:polygon draw:style-name="gr11" draw:text-style-name="P9" draw:layer="layout" svg:width="17.476cm" svg:height="0.025cm" svg:x="2.097cm" svg:y="7.865cm" svg:viewBox="0 0 17477 26" draw:points="0,0 17477,0 17477,26 0,26">
          <text:p/>
        </draw:polygon>
        <draw:frame draw:style-name="gr46" draw:text-style-name="P15" draw:layer="layout" svg:width="1.348cm" svg:height="0.302cm" svg:x="16.946cm" svg:y="6.692cm">
          <draw:text-box>
            <text:p text:style-name="P2"><text:span text:style-name="T13">Çıktı</text:span></text:p>
          </draw:text-box>
        </draw:frame>
        <draw:polygon draw:style-name="gr10" draw:text-style-name="P8" draw:layer="layout" svg:width="3.297cm" svg:height="0.669cm" svg:x="3.882cm" svg:y="10.022cm" svg:viewBox="0 0 3298 670" draw:points="0,0 3298,0 3298,670 0,670">
          <text:p/>
        </draw:polygon>
        <draw:polygon draw:style-name="gr11" draw:text-style-name="P9" draw:layer="layout" svg:width="3.297cm" svg:height="0.025cm" svg:x="3.882cm" svg:y="10.666cm" svg:viewBox="0 0 3298 26" draw:points="0,0 3298,0 3298,26 0,26">
          <text:p/>
        </draw:polygon>
        <draw:frame draw:style-name="gr30" draw:text-style-name="P15" draw:layer="layout" svg:width="3.008cm" svg:height="0.302cm" svg:x="9.336cm" svg:y="8.006cm">
          <draw:text-box>
            <text:p text:style-name="P2"><text:span text:style-name="T13">Fonksiyon </text:span><text:span text:style-name="T13">ne yapar?</text:span></text:p>
          </draw:text-box>
        </draw:frame>
        <draw:polygon draw:style-name="gr10" draw:text-style-name="P8" draw:layer="layout" svg:width="3.297cm" svg:height="0.669cm" svg:x="7.327cm" svg:y="10.022cm" svg:viewBox="0 0 3298 670" draw:points="0,0 3298,0 3298,670 0,670">
          <text:p/>
        </draw:polygon>
        <draw:polygon draw:style-name="gr11" draw:text-style-name="P9" draw:layer="layout" svg:width="3.297cm" svg:height="0.025cm" svg:x="7.327cm" svg:y="10.666cm" svg:viewBox="0 0 3298 26" draw:points="0,0 3298,0 3298,26 0,26">
          <text:p/>
        </draw:polygon>
        <draw:frame draw:style-name="gr27" draw:text-style-name="P15" draw:layer="layout" svg:width="1.598cm" svg:height="0.302cm" svg:x="4.738cm" svg:y="10.807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7.263cm" svg:height="0.669cm" svg:x="11.492cm" svg:y="10.022cm" svg:viewBox="0 0 7264 670" draw:points="0,0 7264,0 7264,670 0,670">
          <text:p/>
        </draw:polygon>
        <draw:polygon draw:style-name="gr11" draw:text-style-name="P9" draw:layer="layout" svg:width="7.263cm" svg:height="0.025cm" svg:x="11.492cm" svg:y="10.666cm" svg:viewBox="0 0 7264 26" draw:points="0,0 7264,0 7264,26 0,26">
          <text:p/>
        </draw:polygon>
        <draw:frame draw:style-name="gr31" draw:text-style-name="P15" draw:layer="layout" svg:width="0.942cm" svg:height="0.302cm" svg:x="8.58cm" svg:y="10.807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666cm" svg:viewBox="0 0 9916 26" draw:points="0,0 9916,0 9916,26 0,26">
          <text:p/>
        </draw:polygon>
        <draw:frame draw:style-name="gr32" draw:text-style-name="P15" draw:layer="layout" svg:width="3.033cm" svg:height="0.302cm" svg:x="13.624cm" svg:y="10.807cm">
          <draw:text-box>
            <text:p text:style-name="P2"><text:span text:style-name="T13">Fonksiyonu</text:span><text:span text:style-name="T13">n ürettiği </text:span><text:span text:style-name="T13">nedir?</text:span></text:p>
          </draw:text-box>
        </draw:frame>
        <draw:polygon draw:style-name="gr10" draw:text-style-name="P8" draw:layer="layout" svg:width="3.297cm" svg:height="0.67cm" svg:x="3.882cm" svg:y="11.335cm" svg:viewBox="0 0 3298 671" draw:points="0,0 3298,0 3298,671 0,671">
          <text:p/>
        </draw:polygon>
        <draw:polygon draw:style-name="gr11" draw:text-style-name="P9" draw:layer="layout" svg:width="3.297cm" svg:height="0.025cm" svg:x="3.882cm" svg:y="11.98cm" svg:viewBox="0 0 3298 26" draw:points="0,0 3298,0 3298,26 0,26">
          <text:p/>
        </draw:polygon>
        <draw:frame draw:style-name="gr18" draw:text-style-name="P12" draw:layer="layout" svg:width="0.371cm" svg:height="0.45cm" svg:x="18.854cm" svg:y="10.065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327cm" svg:y="11.335cm" svg:viewBox="0 0 3298 671" draw:points="0,0 3298,0 3298,671 0,671">
          <text:p/>
        </draw:polygon>
        <draw:polygon draw:style-name="gr11" draw:text-style-name="P9" draw:layer="layout" svg:width="3.297cm" svg:height="0.025cm" svg:x="7.327cm" svg:y="11.98cm" svg:viewBox="0 0 3298 26" draw:points="0,0 3298,0 3298,26 0,26">
          <text:p/>
        </draw:polygon>
        <draw:frame draw:style-name="gr27" draw:text-style-name="P15" draw:layer="layout" svg:width="1.598cm" svg:height="0.302cm" svg:x="4.738cm" svg:y="12.12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7.263cm" svg:height="0.67cm" svg:x="11.492cm" svg:y="11.335cm" svg:viewBox="0 0 7264 671" draw:points="0,0 7264,0 7264,671 0,671">
          <text:p/>
        </draw:polygon>
        <draw:polygon draw:style-name="gr11" draw:text-style-name="P9" draw:layer="layout" svg:width="7.263cm" svg:height="0.025cm" svg:x="11.492cm" svg:y="11.98cm" svg:viewBox="0 0 7264 26" draw:points="0,0 7264,0 7264,26 0,26">
          <text:p/>
        </draw:polygon>
        <draw:frame draw:style-name="gr31" draw:text-style-name="P15" draw:layer="layout" svg:width="0.942cm" svg:height="0.302cm" svg:x="8.58cm" svg:y="12.12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98cm" svg:viewBox="0 0 9916 26" draw:points="0,0 9916,0 9916,26 0,26">
          <text:p/>
        </draw:polygon>
        <draw:frame draw:style-name="gr32" draw:text-style-name="P15" draw:layer="layout" svg:width="3.033cm" svg:height="0.302cm" svg:x="13.624cm" svg:y="12.12cm">
          <draw:text-box>
            <text:p text:style-name="P2"><text:span text:style-name="T13">Fonksiyonu</text:span><text:span text:style-name="T13">n ürettiği </text:span><text:span text:style-name="T13">nedir?</text:span></text:p>
          </draw:text-box>
        </draw:frame>
        <draw:polygon draw:style-name="gr10" draw:text-style-name="P8" draw:layer="layout" svg:width="3.297cm" svg:height="0.67cm" svg:x="3.659cm" svg:y="14.136cm" svg:viewBox="0 0 3298 671" draw:points="0,0 3298,0 3298,671 0,671">
          <text:p/>
        </draw:polygon>
        <draw:polygon draw:style-name="gr11" draw:text-style-name="P9" draw:layer="layout" svg:width="3.297cm" svg:height="0.025cm" svg:x="3.659cm" svg:y="14.781cm" svg:viewBox="0 0 3298 26" draw:points="0,0 3298,0 3298,26 0,26">
          <text:p/>
        </draw:polygon>
        <draw:frame draw:style-name="gr18" draw:text-style-name="P12" draw:layer="layout" svg:width="0.371cm" svg:height="0.45cm" svg:x="18.854cm" svg:y="11.37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104cm" svg:y="14.136cm" svg:viewBox="0 0 3298 671" draw:points="0,0 3298,0 3298,671 0,671">
          <text:p/>
        </draw:polygon>
        <draw:polygon draw:style-name="gr11" draw:text-style-name="P9" draw:layer="layout" svg:width="3.297cm" svg:height="0.025cm" svg:x="7.104cm" svg:y="14.781cm" svg:viewBox="0 0 3298 26" draw:points="0,0 3298,0 3298,26 0,26">
          <text:p/>
        </draw:polygon>
        <draw:frame draw:style-name="gr27" draw:text-style-name="P15" draw:layer="layout" svg:width="1.598cm" svg:height="0.302cm" svg:x="4.515cm" svg:y="14.921cm">
          <draw:text-box>
            <text:p text:style-name="P2"><text:span text:style-name="T13">fonksiyon </text:span><text:span text:style-name="T13">adı</text:span></text:p>
          </draw:text-box>
        </draw:frame>
        <draw:polygon draw:style-name="gr10" draw:text-style-name="P8" draw:layer="layout" svg:width="14.526cm" svg:height="0.67cm" svg:x="3.659cm" svg:y="15.45cm" svg:viewBox="0 0 14527 671" draw:points="0,0 14527,0 14527,671 0,671">
          <text:p/>
        </draw:polygon>
        <draw:polygon draw:style-name="gr11" draw:text-style-name="P9" draw:layer="layout" svg:width="14.526cm" svg:height="0.025cm" svg:x="3.659cm" svg:y="16.095cm" svg:viewBox="0 0 14527 26" draw:points="0,0 14527,0 14527,26 0,26">
          <text:p/>
        </draw:polygon>
        <draw:frame draw:style-name="gr40" draw:text-style-name="P15" draw:layer="layout" svg:width="1.276cm" svg:height="0.302cm" svg:x="8.27cm" svg:y="14.921cm">
          <draw:text-box>
            <text:p text:style-name="P2"><text:span text:style-name="T13">değişkenler</text:span></text:p>
          </draw:text-box>
        </draw:frame>
        <draw:frame draw:style-name="gr34" draw:text-style-name="P15" draw:layer="layout" svg:width="4.832cm" svg:height="0.302cm" svg:x="8.58cm" svg:y="16.235cm">
          <draw:text-box>
            <text:p text:style-name="P2"><text:span text:style-name="T13">Fonksiyon </text:span><text:span text:style-name="T13">verilen </text:span><text:span text:style-name="T13">değişkenler</text:span><text:span text:style-name="T13">le ne </text:span><text:span text:style-name="T13">yapar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 style:font-pitch="variable"/>
    <style:font-face style:name="CenturyGothic1" svg:font-family="CenturyGothic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21:24:04.780592007</dc:date>
    <meta:editing-duration>PT1H4M37S</meta:editing-duration>
    <meta:editing-cycles>20</meta:editing-cycles>
    <meta:generator>LibreOffice/7.5.4.2$Linux_X86_64 LibreOffice_project/50$Build-2</meta:generator>
    <meta:document-statistic meta:object-count="287"/>
  </office:meta>
</office:document-meta>
</file>